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weight="bold" style:font-weight-asian="bold"/>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5" style:family="paragraph" style:parent-style-name="Standard">
      <style:paragraph-properties fo:margin-top="0in" fo:margin-bottom="0in" loext:contextual-spacing="false" fo:text-align="justify" style:justify-single-word="false"/>
      <style:text-properties style:text-underline-style="solid" style:text-underline-width="auto" style:text-underline-color="font-color" fo:font-weight="bold" style:font-weight-asian="bold"/>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style:text-properties fo:font-style="italic" style:font-style-asian="italic"/>
    </style:style>
    <style:style style:name="P8"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9" style:family="paragraph" style:parent-style-name="Standard">
      <style:paragraph-properties fo:margin-top="0in" fo:margin-bottom="0in" loext:contextual-spacing="false" fo:text-align="justify" style:justify-single-word="false"/>
      <style:text-properties fo:font-style="italic" fo:font-weight="bold" style:font-style-asian="italic" style:font-weight-asian="bold"/>
    </style:style>
    <style:style style:name="P10" style:family="paragraph" style:parent-style-name="Standard">
      <style:paragraph-properties fo:margin-top="0in" fo:margin-bottom="0in" loext:contextual-spacing="false"/>
      <style:text-properties fo:color="#222222" fo:font-size="10pt" style:font-size-asian="10pt" style:font-size-complex="10pt"/>
    </style:style>
    <style:style style:name="P11" style:family="paragraph" style:parent-style-name="Standard">
      <style:paragraph-properties fo:margin-top="0in" fo:margin-bottom="0in" loext:contextual-spacing="false"/>
      <style:text-properties fo:color="#1155cc" fo:font-size="9pt" style:font-size-asian="9pt" style:font-size-complex="9pt"/>
    </style:style>
    <style:style style:name="P12"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3" style:family="paragraph" style:parent-style-name="Standard">
      <style:paragraph-properties fo:margin-left="0in" fo:margin-right="0in" fo:margin-top="0in" fo:margin-bottom="0in" loext:contextual-spacing="false" fo:text-align="justify" style:justify-single-word="false" fo:text-indent="0.5in" style:auto-text-indent="false"/>
      <style:text-properties fo:font-style="italic" style:font-style-asian="italic"/>
    </style:style>
    <style:style style:name="P14" style:family="paragraph" style:parent-style-name="Standard" style:master-page-name="Standard">
      <style:paragraph-properties fo:margin-top="0in" fo:margin-bottom="0in" loext:contextual-spacing="false" style:page-number="1"/>
    </style:style>
    <style:style style:name="P15" style:family="paragraph" style:parent-style-name="Standard">
      <style:paragraph-properties fo:margin-top="0in" fo:margin-bottom="0in" loext:contextual-spacing="false" fo:text-align="center" style:justify-single-word="false"/>
      <style:text-properties fo:font-weight="bold" style:font-weight-asian="bold"/>
    </style:style>
    <style:style style:name="P16"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in" fo:margin-bottom="0in"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in" fo:margin-bottom="0in" loext:contextual-spacing="false" fo:text-align="justify" style:justify-single-word="false"/>
      <style:text-properties style:text-underline-style="solid" style:text-underline-width="auto" style:text-underline-color="font-color" fo:font-weight="bold" style:font-weight-asian="bold"/>
    </style:style>
    <style:style style:name="P19"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20" style:family="paragraph" style:parent-style-name="Standard">
      <style:paragraph-properties fo:margin-top="0in" fo:margin-bottom="0in" loext:contextual-spacing="false" fo:text-align="justify" style:justify-single-word="false"/>
      <style:text-properties fo:font-style="italic" fo:font-weight="bold" style:font-style-asian="italic" style:font-weight-asian="bold"/>
    </style:style>
    <style:style style:name="P21" style:family="paragraph" style:parent-style-name="Standard">
      <style:paragraph-properties fo:margin-top="0in" fo:margin-bottom="0in" loext:contextual-spacing="false"/>
      <style:text-properties fo:color="#222222" fo:font-size="10pt" style:font-size-asian="10pt" style:font-size-complex="10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fo:font-size="9pt" style:text-underline-style="solid" style:text-underline-width="auto" style:text-underline-color="font-color" style:font-size-asian="9pt" style:font-size-complex="9pt"/>
    </style:style>
    <style:style style:name="T4" style:family="text">
      <style:text-properties fo:color="#1155cc" fo:font-size="10pt" style:text-underline-style="solid" style:text-underline-width="auto" style:text-underline-color="font-color" style:font-size-asian="10pt" style:font-size-complex="10pt"/>
    </style:style>
    <style:style style:name="T5" style:family="text">
      <style:text-properties fo:color="#222222" fo:font-size="9pt" style:font-size-asian="9pt" style:font-size-complex="9pt"/>
    </style:style>
    <style:style style:name="T6" style:family="text">
      <style:text-properties fo:color="#222222" fo:font-size="10pt" style:font-size-asian="10pt" style:font-size-complex="10pt"/>
    </style:style>
    <style:style style:name="T7" style:family="text">
      <style:text-properties fo:color="#222222" fo:font-size="10pt" fo:font-weight="bold" style:font-size-asian="10pt" style:font-weight-asian="bold" style:font-size-complex="10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195307584" text:id="ct195307584">
          <text:insertion>
            <office:change-info>
              <dc:creator>Johan van der Meer</dc:creator>
              <dc:date>2017-06-29T23:31:21</dc:date>
            </office:change-info>
          </text:insertion>
        </text:changed-region>
        <text:changed-region xml:id="ct188108704" text:id="ct188108704">
          <text:insertion>
            <office:change-info>
              <dc:creator>Stavros Skouras</dc:creator>
              <dc:date>2017-07-06T23:39:02</dc:date>
            </office:change-info>
          </text:insertion>
        </text:changed-region>
        <text:changed-region xml:id="ct188025008" text:id="ct188025008">
          <text:insertion>
            <office:change-info>
              <dc:creator>Stavros Skouras</dc:creator>
              <dc:date>2017-07-07T23:16:56</dc:date>
            </office:change-info>
          </text:insertion>
        </text:changed-region>
        <text:changed-region xml:id="ct46517504" text:id="ct46517504">
          <text:insertion>
            <office:change-info>
              <dc:creator>Johan van der Meer</dc:creator>
              <dc:date>2017-06-29T23:35:45</dc:date>
            </office:change-info>
          </text:insertion>
        </text:changed-region>
        <text:changed-region xml:id="ct46517728" text:id="ct46517728">
          <text:insertion>
            <office:change-info>
              <dc:creator>Johan van der Meer</dc:creator>
              <dc:date>2017-06-29T23:37: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rtQC</text:p>
      <text:p text:style-name="P3"/>
      <text:p text:style-name="P17">Paper draft</text:p>
      <text:p text:style-name="P4"/>
      <text:p text:style-name="P1"><text:span text:style-name="T1">Title: </text:span>RTQC: A toolbox for Quality Control of real-time fMRI</text:p>
      <text:p text:style-name="P1"/>
      <text:p text:style-name="P2">Abstract</text:p>
      <text:p text:style-name="P1"/>
      <text:p text:style-name="P6"><text:span text:style-name="T1">Introduction: </text:span>Interest in real-time MRI (rt-fMRI) has seen a significant increase in recent years. At the same time, concerns over the validity of functional neuroimaging practices have intensified, something which is especially critical in the rt-fMRI field. Due to the additional complexities of rt-fMRI laboratory setups, a user-friendly, reliable procedure for fundamental quality assurance is urgently needed. …A rt-fMRI experiment usually is quite complex series of imaging manipulations - and a method that is user-friendly informative would be a boon to the field. ... Surprisingly, no user-friendly, open-source toolbox for the quality control of rt-fMRI had been made available prior to the one reported herein. <text:s/></text:p>
      <text:p text:style-name="P6"/>
      <text:p text:style-name="P6"><text:span text:style-name="T1">Aims</text:span>: This work introduces a collection of tools to assess image quality, made with a focus on ease of use and open-source. We <text:s/>applied these tools to check the first step in the rt-fMRI pipeline: Checking whether images used for rt-fMRI Neurofeedback are consistent with post-experimental scanner DICOM export.</text:p>
      <text:p text:style-name="P6"/>
      <text:p text:style-name="P6"><text:span text:style-name="T1">Methods: </text:span>Using Matlab and other standard neuroscientific software packages (e.g. MRIcroGL, AQUA) we assessed the correspondence between real-time and offline versions of the data acquired using a variety of manufacturers and scanning protocols with regards to: a) the orientation of the data, b) the scaling of the data within volumes across slices and 3) the scaling of the data across acquired volumes. We then implemented a procedure that can convert the real-time data to the standard NIfTI format while ensuring voxelwise correspondence with the equivalent offline versions of the data across all volumes. Additionally, we have designed an audiovisual stimulation paradigm and a suite of high-level computational functions that can be used in combination with existing rt-fMRI analysis software to perform further quality controls and ascertain that the analysis procedures utilized are valid. The toolbox can also provide referenced metrics of data quality and validation of specific analyses through comparison to standard and simulated datasets and standard analysis procedures.</text:p>
      <text:p text:style-name="P6"/>
      <text:p text:style-name="P6"><text:span text:style-name="T1">Results: </text:span>During our tests, considerable inconsistencies were identified between real-time and offline versions of fMRI data with regards to both scaling and orientation. In few cases, these inconsistencies could not be overcome by any of the previously available conversion tools and affected standard data processing procedures. The RTQC toolbox was developed to offer a solution for the rapidly growing rt-fMRI community. Comparing the results from different analysis procedures using the same data from the audiovisual stimulation paradigm, suggests that . . . . </text:p>
      <text:p text:style-name="P6"/>
      <text:p text:style-name="P6"><text:span text:style-name="T1">Conclusions: …. </text:span>We recommend that the quality control procedures implemented in RTQC become a standard preparatory step in future rt-fMRI research and that quality metrics are reported in future publications.</text:p>
      <text:p text:style-name="P6"><text:soft-page-break/></text:p>
      <text:p text:style-name="P1"/>
      <text:p text:style-name="P4">Introduction</text:p>
      <text:p text:style-name="P4"/>
      <text:p text:style-name="P8">Interest in real-time fMRI (rt-fMRI) has seen a significant increase in recent years. At the same time, concerns over the validity of functional neuroimaging practices have intensified. Due to the additional complexities of rt-fMRI laboratory setups, a user-friendly, reliable procedure for fundamental quality assurance is urgently necessitated. Surprisingly, no user-friendly, open-source toolbox for the quality control of rt-fMRI had been made available prior to the one reported herein.....</text:p>
      <text:p text:style-name="P7"/>
      <text:p text:style-name="P1"><text:a xlink:type="simple" xlink:href="https://xwiki.nbirn.org:8443/xwiki/bin/view/Function-BIRN/FBIRNScannerCalibration" text:style-name="Internet_20_link" text:visited-style-name="Visited_20_Internet_20_Link"><text:span text:style-name="T3">https://xwiki.nbirn.org:8443/xwiki/bin/view/Function-BIRN/FBIRNScannerCalibration</text:span></text:a></text:p>
      <text:p text:style-name="P1"><text:span text:style-name="T5">features the quote: "</text:span><text:span text:style-name="T6">Our experience indicates that vendor supplied QA tests are not stringent enough to reveal scanners which will perform sub-optimally during a fMRI study."</text:span></text:p>
      <text:p text:style-name="P10"/>
      <text:p text:style-name="P10"/>
      <text:p text:style-name="P10">Each lab is using its own QC protocols, if any, and we have called for a collaboration in building a suite of software tools, in the form of a meta-toolbox that can implement QC. This could be employed:</text:p>
      <text:p text:style-name="P10">a) in new labs to overcome known challenges</text:p>
      <text:p text:style-name="P10">b) to derive study-specific metrics that can be reported in articles (perhaps as supplementary material) to help acknowledge things that may have gone wrong and to explain some weird findings.</text:p>
      <text:p text:style-name="P10"/>
      <text:p text:style-name="P10"/>
      <text:p text:style-name="P10"/>
      <text:p text:style-name="P10">---------------------------------</text:p>
      <text:p text:style-name="P1"><text:span text:style-name="T6"><text:s/></text:span><text:span text:style-name="T7">Box 1: other (offline) QC software/pipelines</text:span></text:p>
      <text:p text:style-name="P10"/>
      <text:p text:style-name="P10"><text:tab/>1) AQUA</text:p>
      <text:p text:style-name="P10"/>
      <text:p text:style-name="P10"><text:tab/>2) CAT12</text:p>
      <text:p text:style-name="P10"/>
      <text:p text:style-name="P10"><text:tab/>3) fBIRN: </text:p>
      <text:p text:style-name="P10"/>
      <text:p text:style-name="P1"><text:span text:style-name="T6"><text:s/></text:span><text:change-start text:change-id="ct195307584"/><text:a xlink:type="simple" xlink:href="https://xwiki.nbirn.org:8443/xwiki/bin/view/Function-BIRN/AutomatedQA" text:style-name="Internet_20_link" text:visited-style-name="Visited_20_Internet_20_Link">https://xwiki.nbirn.org:8443/xwiki/bin/view/Function-BIRN/</text:a><office:annotation office:name="__Annotation__50_198512952"><dc:creator>Johan van der Meer</dc:creator><dc:date>2017-06-29T23:32:38</dc:date><text:p><text:span text:style-name="T8">I can't see this wiki ... is it my internet connection? Then might be problematic with people behind proxied/internal networks that block certain ports.</text:span>X</text:p></office:annotation><text:a xlink:type="simple" xlink:href="https://xwiki.nbirn.org:8443/xwiki/bin/view/Function-BIRN/AutomatedQA" text:style-name="Internet_20_link" text:visited-style-name="Visited_20_Internet_20_Link">AutomatedQA</text:a><text:change-end text:change-id="ct195307584"/><office:annotation-end office:name="__Annotation__50_198512952"/></text:p>
      <text:p text:style-name="P10"><text:s/>(more generally, you can also see: </text:p>
      <text:p text:style-name="P10"><text:s/>http://www.birncommunity.org/resources/tools/fire-primer/fmri-imaging-quality-assurance-methods/</text:p>
      <text:p text:style-name="P10"><text:s/>&amp;</text:p>
      <text:p text:style-name="P10"><text:s/>https://xwiki.nbirn.org:8443/xwiki/bin/view/Function-BIRN/FBIRN_Best_Practices <text:change-start text:change-id="ct188108704"/></text:p>
      <text:p text:style-name="P10"/>
      <text:p text:style-name="P1"><text:span text:style-name="T6">4) </text:span><text:a xlink:type="simple" xlink:href="https://github.com/poldracklab/mriqc" text:style-name="Internet_20_link" text:visited-style-name="Visited_20_Internet_20_Link"><text:span text:style-name="T4">https://github.com/poldracklab/mriqc</text:span></text:a></text:p>
      <text:p text:style-name="P10"><text:change-end text:change-id="ct188108704"/></text:p>
      <text:p text:style-name="P10"><text:change-start text:change-id="ct188025008"/>5) Preprocessed Connectomes Project Quality Assessment Protocol (QAP; http://preprocessed-connectomes-project.org/quality-assessment-protocol, (Shehzad et al., 2015)). </text:p>
      <text:p text:style-name="P10"><text:change-end text:change-id="ct188025008"/></text:p>
      <text:p text:style-name="P1"><text:span text:style-name="T6">6) </text:span><text:a xlink:type="simple" xlink:href="http://www.fieldtriptoolbox.org/development/realtime/fmri" text:style-name="Internet_20_link" text:visited-style-name="Visited_20_Internet_20_Link"><text:span text:style-name="T4">http://www.fieldtriptoolbox.org/development/realtime/fmri</text:span></text:a></text:p>
      <text:p text:style-name="P10"/>
      <text:p text:style-name="P1"><text:span text:style-name="T6">/) </text:span><text:a xlink:type="simple" xlink:href="http://www.mccauslandcenter.sc.edu/crnl/tools/qa" text:style-name="Internet_20_link" text:visited-style-name="Visited_20_Internet_20_Link"><text:span text:style-name="T4">http://www.mccauslandcenter.sc.edu/crnl/tools/qa</text:span></text:a></text:p>
      <text:p text:style-name="P10"/>
      <text:p text:style-name="P10"/>
      <text:p text:style-name="P10">---------------------------------</text:p>
      <text:p text:style-name="P10"/>
      <text:p text:style-name="P10"><text:soft-page-break/>---------------------------------</text:p>
      <text:p text:style-name="P1"><text:span text:style-name="T6"><text:s/></text:span><text:span text:style-name="T7">Box 2: online analysis software/pipelines</text:span></text:p>
      <text:p text:style-name="P10"/>
      <text:p text:style-name="P10"><text:tab/>1) TURBO BRAIN VOYAGER / BAX</text:p>
      <text:p text:style-name="P10"/>
      <text:p text:style-name="P10"><text:tab/>2) BART</text:p>
      <text:p text:style-name="P10"/>
      <text:p text:style-name="P10"><text:tab/>3) RETIF </text:p>
      <text:p text:style-name="P10"/>
      <text:p text:style-name="P10"><text:tab/>4) MURFI2</text:p>
      <text:p text:style-name="P10"/>
      <text:p text:style-name="P10"><text:tab/><text:tab/>5) FIRE</text:p>
      <text:p text:style-name="P10"/>
      <text:p text:style-name="P10"><text:tab/>5) FRIEND</text:p>
      <text:p text:style-name="P10"><text:tab/>6) http://www.fieldtriptoolbox.org/development/realtime/fmri</text:p>
      <text:p text:style-name="P10"/>
      <text:p text:style-name="P10"><text:tab/>7) ….</text:p>
      <text:p text:style-name="P10">---------------------------------</text:p>
      <text:p text:style-name="P10"/>
      <text:p text:style-name="P10"/>
      <text:p text:style-name="P11"/>
      <text:p text:style-name="P5">Methods</text:p>
      <text:p text:style-name="P5"/>
      <text:p text:style-name="P12"><text:span text:style-name="T2">Using Matlab and other standard neuroscientific software packages (e.g. MRIcroGL, AQUA) we assessed the correspondence between real-time and offline versions of the data acquired using a variety of scanning protocols with regards to: a) the orientation of the data, b) the scaling of the data within volumes across slices and 3) the scaling of the data across acquired volumes. We then implemented a procedure that can convert the real-time data to the standard NIfTI format while ensuring voxelwise correspondence with the equivalent offline versions of the data. Additionally, we have designed an audiovisual stimulation paradigm and a suite of high-level computational functions that can be used in combination with existing rt-fMRI analysis software to perform further quality controls and ascertain that the analysis procedures utilized are valid. The toolbox can also provide referenced metrics of data quality and validation of specific analyses through comparison to standard and simulated datasets and standard analysis </text:span><office:annotation office:name="__Annotation__98_198512952"><dc:creator>Stavros Skouras</dc:creator><dc:date>2017-06-30T15:42:39</dc:date><text:p><text:span text:style-name="T8">I think that would be quite a col feature.</text:span></text:p></office:annotation><office:annotation office:name="__Annotation__96_198512952"><dc:creator>Johan van der Meer</dc:creator><dc:date>2017-06-30T15:42:39</dc:date><text:p><text:span text:style-name="T8">Is it an idea to have something that can automatically grab latest versions of different software packages, and prints out a .pdf output file for each 'scan' a bit like the AQua, with an explanation of what things mean close to the metrics of interest?</text:span></text:p><text:p/><text:p><text:span text:style-name="T8">This could work for most Matlab-based things. The idea is to make things as easy and less time-consuming as possible for the users, so they don't have to scour/search everything to do any assessments.</text:span></text:p><text:p/><text:p><text:span text:style-name="T8">What do you think and Lydia?</text:span></text:p></office:annotation><text:span text:style-name="T2">procedures</text:span><office:annotation-end office:name="__Annotation__96_198512952"/><office:annotation-end office:name="__Annotation__98_198512952"/><text:span text:style-name="T2">......</text:span><text:change-start text:change-id="ct46517504"/><text:span text:style-name="T2">We Specifically also test scans where we know there are issues. …</text:span></text:p>
      <text:p text:style-name="P13"><text:change-end text:change-id="ct46517504"/></text:p>
      <text:p text:style-name="P8"/>
      <text:p text:style-name="P5">Results</text:p>
      <text:p text:style-name="P5"/>
      <text:p text:style-name="P8">During our tests, considerable inconsistencies were identified between real-time and offline versions of fMRI data with regards to both scaling and orientation. In some cases, these inconsistencies could not be overcome by any of the previously available conversion tools and affected standard data processing procedures. The RTQC toolbox was developed to offer a solution for the rapidly growing rt-fMRI community. Comparing the results from different analysis procedures using the same data from the audiovisual stimulation paradigm, suggests that . . . . </text:p>
      <text:p text:style-name="P8"/>
      <text:p text:style-name="P8"><text:change-start text:change-id="ct46517728"/>We present a library of images from different scanning protocols and scanner vendors, anonymized/defaced, in order to share anolamous findings and have reference data for a <text:soft-page-break/>QA pipeline (so people can cross-check their QA findings against our open-source distributed data).<text:change-end text:change-id="ct46517728"/></text:p>
      <text:p text:style-name="P9">Figure 1: Example instances of bad online/offline correspondence</text:p>
      <text:p text:style-name="P9"/>
      <text:p text:style-name="P9">Figure 2: Audiovisual and motor paradigm for multi-center QC</text:p>
      <text:p text:style-name="P9"/>
      <text:p text:style-name="P9">Figure 3: Comparison of existing real-time pipelines on example data from audiovisual and motor paradigm.</text:p>
      <text:p text:style-name="P9"/>
      <text:p text:style-name="P9"/>
      <text:p text:style-name="P9"/>
      <text:p text:style-name="P5">Discussion / Conclusions</text:p>
      <text:p text:style-name="P5"/>
      <text:p text:style-name="P6"><text:span text:style-name="T2">We recommend that the quality control procedures implemented in RTQC become a standard preparatory step in future rt-fMRI research and that quality metrics are reported in future publications...</text:span><office:annotation office:name="__Annotation__116_198512952"><dc:creator>Stavros Skouras</dc:creator><dc:date>2017-06-30T15:44:36</dc:date><text:p><text:span text:style-name="T8">Yes, I agree. This document is just a place holder so that as soon as a feature is developed, it can be mentioned here. I have a github account but no code up yet.</text:span></text:p></office:annotation><office:annotation office:name="__Annotation__114_198512952"><dc:creator>Johan van der Meer</dc:creator><dc:date>2017-06-30T15:44:36</dc:date><text:p><text:span text:style-name="T8">I hope it helps... I think overall, it should be really clearly described what kind of QA pipeline there is, how to name it, and -i think important - a description of what it exactly does look at. Do you have a codebase such as github?</text:span></text:p><text:p/><text:p><text:span text:style-name="T8">Let's synchronize again next week!</text:span></text:p><text:p/><text:p><text:span text:style-name="T8">Best wishes</text:span></text:p><text:p><text:span text:style-name="T8">Johan</text:span></text:p></office:annotation><text:span text:style-name="T2">.</text:span><office:annotation-end office:name="__Annotation__114_198512952"/><office:annotation-end office:name="__Annotation__116_198512952"/></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meta:document-statistic meta:table-count="0" meta:image-count="0" meta:object-count="0" meta:page-count="4" meta:paragraph-count="52" meta:word-count="1033" meta:character-count="7571" meta:non-whitespace-character-count="6561"/>
  </office:meta>
</office:document-meta>
</file>